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86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Doorashada goob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Faahfaahinta qoraaga iyo macaluumaadkiisa xiriirka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Qodobbada xiisaha leh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Bogga lama hel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waa tusahaaga dijitaalka ah ee Jarmalka. Raadi macluumaadka deegaanka, dhacdooyin iyo talobixino. Had iyo jeer cusbooneysan/casriyeysan oo luuqadaada ah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Abuu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asiib darro, luqaddaada halkan lagama heli karo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Dooro luuqad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Bedelkii ugu dambeeyay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Macluumaadka deegaanka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asiib darro, luuqadan halkan lagama heli karo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asiib darro, magaaladan lama hel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asiib darro, dhacdadan lama helin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asiib darro, dalabkan lama helin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asiib darro, qodobkaan xiisaha leh lama heli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Xiriirinta server-ka ayaa lagu guuldaraystay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odsiga lagama shaqeysiin ka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Jawaabta server-ka lagama shaqeysiin ka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Khalad aan la aqoon ayaa dhacay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Mar kale isku day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Boggu waa la soo kicin kari waaye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Dooro luqad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ad bogga koowaad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Aad Qaybah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Aad dhacdooyink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Ku saabsan dalabyad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Qala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Khalad ayaa dhacay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asiib darro, bedelidda luqadda ayaa lagu guuldareystay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uqadda aad dooratay laguma heli karo ofleen(offline) ahaan. Xiriir internet oo shaqeeya ayaa loo baahan yahay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Goobt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ariikhd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Waqti xaadirkan dhacdooyin ma jiraan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Hawlaha farsamada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usmad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Adeegg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Macluumaadka xiriirka iyo faahfaahinta qoraag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aadi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uxurka bogg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uxurka dhacdad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Cillad ayaa ka jirtay soo diritaanka jawaab celinta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Jawaab celin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Maxaa waxtar laha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Maxaan si ka sii fiican u qaban karnaa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aa maxay jawaab celinta ku aada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oggan waxtar ma leeyahay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Waxtar leh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Aan waxtar lahayn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siib darro natiijooyin ku habboon lama helin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Jawaab-celintaad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Ma aanan helin midka saxda ah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Macluumaad noocee ah ayaa halkan ka maqan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Jawaab celinta waa la diray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Waad ku mahadsan tahay jawaab-celintaada. Waxaad naga caawineysaa inaan hagaajino waxyaabaha ku jira aalada Integreat. Waxaan ku farxi laheyn inaan helno jawaab celin dheeraad ah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Xidh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oggan waxtar ma leh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oggan waa mid waxtar badan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waa tilmaamahaaga dhijitaalka ah ee Jarmalk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U hel macluumaadka saxda ah si dhakhso leh adoo isticmaalaya ereyada furaha ah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Bedelka luqadd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i fudud u beddel luqadda bog kast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Dhacdooyinka hadda ah iyo taariikhaha ee ka jira deegaank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aadin shaqo, raadin shaqo-barasho iyo inbadan oo ka jira deegaank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Adigoo gujinaya "{{accept}}" Waxaan u oggolaanayaa aalada Integreat inay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si looga hagaajiyo Integreat dhanka diritaanka otomatigga ah ee warbixinnada ciladeynta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ii soo dirto ogeysiisyada saabsan wararkii ugu dambeeyay ee deegaank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oo jeediso meelaha kuugu dhow adoo adeegsanaya “goobtayda GPS-ka”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Ka bood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heeraad ah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eyd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Wax ka bedel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Diid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qbal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Raadi Magaal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Ma jirin meel ku dhowdhow oo la heley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Ogeysiis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deegyada goobta waa in laga shaqeysiiyaa si loo arko meelaha kuu dhow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Asturnaant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Qeybaha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Ma jiraan dhacdooyin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Luuqad kale laguma heli karo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Turjumaad lama heli karo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Bedel goobt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Bedel luuqadd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La Wadaag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Hada la helay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asiib darro, wadaagista tusmada ayaa lagu guuldaraystay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Qora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Hagaaji Integreat adigoo si otomatigga ah u diraya warbixinnada ciladah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Hel ogeysiisyada ku saabsan warbixinada deegaanka ee ugu dambeeyey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Hel soo jeedino ah goobaha ugu dhow adigoo isticmaalaya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Ku saabsan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Nooc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Ruqsadaha-il-furan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U oggo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mi adeegga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Wax adeeg ah oo la heli karo ma jiraan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Wax adeeg ah oo la heli karo ma jiraan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kuleyliyah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Bullaacadda Biyah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Aruurinta qashink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Xaaqidda Jiimniska (chimney)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ash / baarkin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Jiko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Qubeys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Qolka carruurt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Qolka carruurt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Qolka carruurt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Qolka jiifk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Qolka fadhig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olk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Qolka kaydk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Qolka hoos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akoonka / barx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26:32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7:29.429000000</dc:date>
    <meta:editing-duration>PT57S</meta:editing-duration>
    <meta:editing-cycles>1</meta:editing-cycles>
    <meta:document-statistic meta:table-count="1" meta:cell-count="496" meta:object-count="0"/>
  </office:meta>
</office:document-meta>
</file>